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Fine_20_Dashed_20__28_var_29_" svg:stroke-color="#9966cc"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Fine_20_Dashed_20__28_var_29_" svg:stroke-color="#9966cc" draw:fill="solid" draw:fill-color="#6b4794" draw:textarea-vertical-align="middle"/>
    </style:style>
    <style:style style:name="gr6" style:family="graphic" style:parent-style-name="objectwithoutfill">
      <style:graphic-properties draw:stroke="dash" draw:stroke-dash="Fine_20_Dashed_20__28_var_29_" svg:stroke-color="#9966cc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10.5pt" style:font-size-complex="10.5pt"/>
    </style:style>
    <style:style style:name="P3" style:family="paragraph">
      <style:paragraph-properties fo:text-align="center"/>
      <style:text-properties fo:font-size="10.5pt" style:font-size-asian="10.5pt" style:font-size-complex="10.5pt"/>
    </style:style>
    <style:style style:name="T1" style:family="text">
      <style:text-properties fo:font-size="9pt" style:font-size-asian="10.5pt" style:font-size-complex="10.5pt"/>
    </style:style>
    <style:style style:name="T2" style:family="text">
      <style:text-properties fo:color="#000000" style:text-outline="false" style:text-line-through-style="none" fo:font-family="Consolas" style:font-family-generic="swiss" style:font-pitch="fixed" fo:font-size="9pt" fo:font-style="normal" fo:text-shadow="none" style:text-underline-style="none" fo:font-weight="normal" style:letter-kerning="true" style:font-family-asian="Consolas" style:font-family-generic-asian="swiss" style:font-pitch-asian="fixed" style:font-size-asian="10pt" style:font-style-asian="normal" style:font-weight-asian="normal" style:font-family-complex="Consolas" style:font-family-generic-complex="swiss" style:font-pitch-complex="fixed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9pt"/>
    </style:style>
    <style:style style:name="T4" style:family="text">
      <style:text-properties fo:color="#000000" style:text-outline="false" style:text-line-through-style="none" fo:font-family="Consolas" style:font-family-generic="swiss" style:font-pitch="fixed" fo:font-size="10.5pt" fo:font-style="normal" fo:text-shadow="none" style:text-underline-style="none" fo:font-weight="normal" style:letter-kerning="true" style:font-family-asian="Consolas" style:font-family-generic-asian="swiss" style:font-pitch-asian="fixed" style:font-size-asian="10.5pt" style:font-style-asian="normal" style:font-weight-asian="normal" style:font-family-complex="Consolas" style:font-family-generic-complex="swiss" style:font-pitch-complex="fixed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color="#000000" style:text-outline="false" style:text-line-through-style="none" fo:font-family="Consolas" style:font-family-generic="swiss" style:font-pitch="fixed" fo:font-size="9pt" fo:font-style="normal" fo:text-shadow="none" style:text-underline-style="none" fo:font-weight="normal" style:letter-kerning="true" style:font-family-asian="Consolas" style:font-family-generic-asian="swiss" style:font-pitch-asian="fixed" style:font-size-asian="10.5pt" style:font-style-asian="normal" style:font-weight-asian="normal" style:font-family-complex="Consolas" style:font-family-generic-complex="swiss" style:font-pitch-complex="fixed" style:font-size-complex="10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resenter Session State Transition Diagram" draw:style-name="dp1" draw:master-page-name="Default">
        <draw:custom-shape draw:style-name="gr1" draw:text-style-name="P2" xml:id="id2" draw:id="id2" draw:layer="layout" svg:width="1.779cm" svg:height="1.779cm" svg:x="2.361cm" svg:y="2.3cm">
          <text:p text:style-name="P1"><text:span text:style-name="T1">in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779cm" svg:height="1.779cm" svg:x="2.361cm" svg:y="5.505cm">
          <text:p text:style-name="P1"><text:span text:style-name="T1">reg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779cm" svg:height="1.779cm" svg:x="2.361cm" svg:y="8.711cm">
          <text:p text:style-name="P1"><text:span text:style-name="T1">reg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1.779cm" svg:height="1.779cm" svg:x="2.361cm" svg:y="15.121cm">
          <text:p text:style-name="P1"><text:span text:style-name="T1">cls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1.779cm" svg:height="1.779cm" svg:x="9.521cm" svg:y="7.121cm">
          <text:p text:style-name="P1"><text:span text:style-name="T1">discn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2.466cm" svg:height="0.48cm" svg:x="2.017cm" svg:y="4.299cm">
          <text:p text:style-name="P1"><text:span text:style-name="T1">regSesh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2.466cm" svg:height="0.48cm" svg:x="2.017cm" svg:y="7.499cm">
          <text:p><text:span text:style-name="T2">regSeshRslt</text:span><text:span text:style-name="T3">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2.467cm" svg:height="0.48cm" svg:x="2.017cm" svg:y="13.998cm">
          <text:p><text:span text:style-name="T2">clsSeshRslt</text:span><text:span text:style-name="T3">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2.466cm" svg:height="0.48cm" svg:x="2.017cm" svg:y="10.798cm">
          <text:p text:style-name="P1"><text:span text:style-name="T1">clsSesh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2.466cm" svg:height="0.48cm" svg:x="6.1cm" svg:y="7.77cm">
          <text:p text:style-name="P1"><text:span text:style-name="T1">discned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draw:line-skew="0.22cm" svg:x1="2.017cm" svg:y1="7.739cm" svg:x2="2.361cm" svg:y2="3.189cm" draw:start-shape="id1" draw:start-glue-point="3" draw:end-shape="id2" draw:end-glue-point="6" svg:d="m2017 7739c-421 0-593-4550 344-4550" svg:viewBox="0 0 684 4551">
          <text:p/>
        </draw:connector>
        <draw:custom-shape draw:style-name="gr1" draw:text-style-name="P2" xml:id="id7" draw:id="id7" draw:layer="layout" svg:width="1.779cm" svg:height="1.779cm" svg:x="2.361cm" svg:y="11.916cm">
          <text:p text:style-name="P1"><text:span text:style-name="T1">cls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draw:line-skew="-0.278cm" svg:x1="2.017cm" svg:y1="14.238cm" svg:x2="2.361cm" svg:y2="3.189cm" draw:start-shape="id3" draw:start-glue-point="3" draw:end-shape="id2" draw:end-glue-point="6" svg:d="m2017 14238c-1170 0-1342-11049 344-11049" svg:viewBox="0 0 1245 11050">
          <text:p/>
        </draw:connector>
        <draw:connector draw:style-name="gr3" draw:text-style-name="P1" draw:layer="layout" draw:type="curve" svg:x1="4.14cm" svg:y1="3.189cm" svg:x2="6.1cm" svg:y2="8.01cm" draw:start-shape="id2" draw:start-glue-point="10" draw:end-shape="id4" draw:end-glue-point="3" svg:d="m4140 3189c1470 0 490 4821 1960 4821" svg:viewBox="0 0 1961 4822">
          <text:p/>
        </draw:connector>
        <draw:connector draw:style-name="gr3" draw:text-style-name="P1" draw:layer="layout" draw:type="curve" svg:x1="4.14cm" svg:y1="6.394cm" svg:x2="6.1cm" svg:y2="8.01cm" draw:start-shape="id5" draw:start-glue-point="10" draw:end-shape="id4" svg:d="m4140 6394c1470 0 490 1616 1960 1616" svg:viewBox="0 0 1961 1617">
          <text:p/>
        </draw:connector>
        <draw:connector draw:style-name="gr3" draw:text-style-name="P1" draw:layer="layout" draw:type="curve" svg:x1="4.14cm" svg:y1="9.6cm" svg:x2="6.1cm" svg:y2="8.01cm" draw:start-shape="id6" draw:start-glue-point="10" draw:end-shape="id4" svg:d="m4140 9600c1470 0 490-1590 1960-1590" svg:viewBox="0 0 1961 1591">
          <text:p/>
        </draw:connector>
        <draw:connector draw:style-name="gr3" draw:text-style-name="P1" draw:layer="layout" draw:type="curve" svg:x1="4.14cm" svg:y1="12.805cm" svg:x2="6.1cm" svg:y2="8.01cm" draw:start-shape="id7" draw:start-glue-point="10" draw:end-shape="id4" svg:d="m4140 12805c1470 0 490-4795 1960-4795" svg:viewBox="0 0 1961 4796">
          <text:p/>
        </draw:connector>
        <draw:custom-shape draw:style-name="gr1" draw:text-style-name="P3" xml:id="id8" draw:id="id8" draw:layer="layout" svg:width="2.466cm" svg:height="0.48cm" svg:x="2.017cm" svg:y="1.02cm">
          <text:p><text:span text:style-name="T4">PrestrSesh</text:span><text:span text:style-name="T5">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3.25cm" svg:y1="1.5cm" svg:x2="3.25cm" svg:y2="2.3cm" draw:start-shape="id8" draw:start-glue-point="2" draw:end-shape="id2" svg:d="m3250 1500v800" svg:viewBox="0 0 1 801">
          <text:p/>
        </draw:connector>
        <draw:connector draw:style-name="gr2" draw:text-style-name="P1" draw:layer="layout" draw:type="line" svg:x1="3.25cm" svg:y1="4.779cm" svg:x2="3.25cm" svg:y2="5.505cm" draw:start-shape="id9" draw:start-glue-point="2" draw:end-shape="id5" draw:end-glue-point="4" svg:d="m3250 4779v726" svg:viewBox="0 0 1 727">
          <text:p/>
        </draw:connector>
        <draw:connector draw:style-name="gr2" draw:text-style-name="P1" draw:layer="layout" draw:type="line" svg:x1="3.25cm" svg:y1="7.979cm" svg:x2="3.25cm" svg:y2="8.711cm" draw:start-shape="id1" draw:start-glue-point="2" draw:end-shape="id6" draw:end-glue-point="4" svg:d="m3250 7979v732" svg:viewBox="0 0 1 733">
          <text:p/>
        </draw:connector>
        <draw:connector draw:style-name="gr2" draw:text-style-name="P1" draw:layer="layout" draw:type="line" svg:x1="3.25cm" svg:y1="11.278cm" svg:x2="3.25cm" svg:y2="11.916cm" draw:start-shape="id10" draw:start-glue-point="2" draw:end-shape="id7" draw:end-glue-point="4" svg:d="m3250 11278v638" svg:viewBox="0 0 1 639">
          <text:p/>
        </draw:connector>
        <draw:connector draw:style-name="gr2" draw:text-style-name="P1" draw:layer="layout" draw:type="line" svg:x1="3.25cm" svg:y1="14.478cm" svg:x2="3.25cm" svg:y2="15.121cm" draw:start-shape="id3" draw:start-glue-point="2" draw:end-shape="id11" draw:end-glue-point="4" svg:d="m3250 14478v643" svg:viewBox="0 0 1 644">
          <text:p/>
        </draw:connector>
        <draw:connector draw:style-name="gr2" draw:text-style-name="P1" draw:layer="layout" draw:type="line" svg:x1="8.566cm" svg:y1="8.01cm" svg:x2="9.521cm" svg:y2="8.01cm" draw:start-shape="id4" draw:start-glue-point="1" draw:end-shape="id12" draw:end-glue-point="6" svg:d="m8566 8010h955" svg:viewBox="0 0 956 1">
          <text:p/>
        </draw:connector>
        <draw:connector draw:style-name="gr3" draw:text-style-name="P1" draw:layer="layout" draw:type="line" svg:x1="3.25cm" svg:y1="4.079cm" svg:x2="3.25cm" svg:y2="4.299cm" draw:start-shape="id2" draw:start-glue-point="8" draw:end-shape="id9" draw:end-glue-point="0" svg:d="m3250 4079v220" svg:viewBox="0 0 1 221">
          <text:p/>
        </draw:connector>
        <draw:connector draw:style-name="gr3" draw:text-style-name="P1" draw:layer="layout" draw:type="line" svg:x1="3.25cm" svg:y1="7.284cm" svg:x2="3.25cm" svg:y2="7.499cm" draw:start-shape="id5" draw:start-glue-point="8" draw:end-shape="id1" draw:end-glue-point="0" svg:d="m3250 7284v215" svg:viewBox="0 0 1 216">
          <text:p/>
        </draw:connector>
        <draw:connector draw:style-name="gr3" draw:text-style-name="P1" draw:layer="layout" draw:type="line" svg:x1="3.25cm" svg:y1="10.49cm" svg:x2="3.25cm" svg:y2="10.798cm" draw:start-shape="id6" draw:start-glue-point="8" draw:end-shape="id10" draw:end-glue-point="0" svg:d="m3250 10490v308" svg:viewBox="0 0 1 309">
          <text:p/>
        </draw:connector>
        <draw:connector draw:style-name="gr3" draw:text-style-name="P1" draw:layer="layout" draw:type="line" svg:x1="3.25cm" svg:y1="13.695cm" svg:x2="3.25cm" svg:y2="13.998cm" draw:start-shape="id7" draw:start-glue-point="8" draw:end-shape="id3" draw:end-glue-point="0" svg:d="m3250 13695v303" svg:viewBox="0 0 1 304">
          <text:p/>
        </draw:connector>
      </draw:page>
      <draw:page draw:name="Presenter Channel State Transition Diagram" draw:style-name="dp1" draw:master-page-name="Default">
        <draw:custom-shape draw:style-name="gr1" draw:text-style-name="P2" xml:id="id14" draw:id="id14" draw:layer="layout" svg:width="1.779cm" svg:height="1.779cm" svg:x="6.142cm" svg:y="2.118cm">
          <text:p text:style-name="P1"><text:span text:style-name="T1">in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7" draw:id="id17" draw:layer="layout" svg:width="1.779cm" svg:height="1.779cm" svg:x="6.142cm" svg:y="5.406cm">
          <text:p text:style-name="P1"><text:span text:style-name="T1">join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9" draw:id="id19" draw:layer="layout" svg:width="1.779cm" svg:height="1.779cm" svg:x="6.142cm" svg:y="8.706cm">
          <text:p text:style-name="P1"><text:span text:style-name="T1">join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3" draw:id="id23" draw:layer="layout" svg:width="1.779cm" svg:height="1.779cm" svg:x="10.944cm" svg:y="13.7cm">
          <text:p text:style-name="P1"><text:span text:style-name="T1">discn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2.466cm" svg:height="0.48cm" svg:x="5.798cm" svg:y="4.214cm">
          <text:p><text:span text:style-name="T1">chnlJoining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8" draw:id="id18" draw:layer="layout" svg:width="2.466cm" svg:height="0.48cm" svg:x="5.798cm" svg:y="7.508cm">
          <text:p><text:span text:style-name="T2">chnlJoine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0" draw:id="id20" draw:layer="layout" svg:width="2.466cm" svg:height="0.48cm" svg:x="12cm" svg:y="4.2cm">
          <text:p><text:span text:style-name="T6">chnlRjcting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2" draw:id="id22" draw:layer="layout" svg:width="2.466cm" svg:height="0.48cm" svg:x="10.6cm" svg:y="12.6cm">
          <text:p text:style-name="P1"><text:span text:style-name="T1">discne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draw:line-skew="0.584cm" svg:x1="2.984cm" svg:y1="6.301cm" svg:x2="6.402cm" svg:y2="2.378cm" draw:start-shape="id13" draw:start-glue-point="3" draw:end-shape="id14" draw:end-glue-point="5" svg:d="m2984 6301c124 0-1584-3923 3418-3923" svg:viewBox="0 0 3603 3924">
          <text:p/>
        </draw:connector>
        <draw:custom-shape draw:style-name="gr1" draw:text-style-name="P2" xml:id="id21" draw:id="id21" draw:layer="layout" svg:width="1.779cm" svg:height="1.779cm" svg:x="12.344cm" svg:y="5.406cm">
          <text:p text:style-name="P1"><text:span text:style-name="T1">rjc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5" draw:id="id15" draw:layer="layout" svg:width="2.466cm" svg:height="0.48cm" svg:x="5.798cm" svg:y="1.12cm">
          <text:p><text:span text:style-name="T4">AudChnl</text:span><text:span text:style-name="T5">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7.031cm" svg:y1="1.6cm" svg:x2="7.031cm" svg:y2="2.118cm" draw:start-shape="id15" draw:start-glue-point="2" draw:end-shape="id14" svg:d="m7031 1600v518" svg:viewBox="0 0 1 519">
          <text:p/>
        </draw:connector>
        <draw:connector draw:style-name="gr2" draw:text-style-name="P1" draw:layer="layout" draw:type="line" svg:x1="7.031cm" svg:y1="4.694cm" svg:x2="7.031cm" svg:y2="5.406cm" draw:start-shape="id16" draw:start-glue-point="2" draw:end-shape="id17" draw:end-glue-point="4" svg:d="m7031 4694v712" svg:viewBox="0 0 1 713">
          <text:p/>
        </draw:connector>
        <draw:connector draw:style-name="gr2" draw:text-style-name="P1" draw:layer="layout" draw:type="line" svg:x1="7.031cm" svg:y1="7.988cm" svg:x2="7.031cm" svg:y2="8.706cm" draw:start-shape="id18" draw:start-glue-point="2" draw:end-shape="id19" draw:end-glue-point="4" svg:d="m7031 7988v718" svg:viewBox="0 0 1 719">
          <text:p/>
        </draw:connector>
        <draw:connector draw:style-name="gr2" draw:text-style-name="P1" draw:layer="layout" draw:type="line" svg:x1="13.233cm" svg:y1="4.68cm" svg:x2="13.233cm" svg:y2="5.406cm" draw:start-shape="id20" draw:start-glue-point="2" draw:end-shape="id21" draw:end-glue-point="4" svg:d="m13233 4680v726" svg:viewBox="0 0 1 727">
          <text:p/>
        </draw:connector>
        <draw:connector draw:style-name="gr4" draw:text-style-name="P1" draw:layer="layout" draw:type="line" svg:x1="11.833cm" svg:y1="13.08cm" svg:x2="11.833cm" svg:y2="13.7cm" draw:start-shape="id22" draw:start-glue-point="2" draw:end-shape="id23" draw:end-glue-point="4" svg:d="m11833 13080v620" svg:viewBox="0 0 1 621">
          <text:p/>
        </draw:connector>
        <draw:connector draw:style-name="gr3" draw:text-style-name="P1" draw:layer="layout" draw:type="line" svg:x1="7.031cm" svg:y1="3.897cm" svg:x2="7.031cm" svg:y2="4.214cm" draw:start-shape="id14" draw:start-glue-point="8" draw:end-shape="id16" draw:end-glue-point="0" svg:d="m7031 3897v317" svg:viewBox="0 0 1 318">
          <text:p/>
        </draw:connector>
        <draw:connector draw:style-name="gr3" draw:text-style-name="P1" draw:layer="layout" draw:type="line" svg:x1="7.031cm" svg:y1="7.185cm" svg:x2="7.031cm" svg:y2="7.508cm" draw:start-shape="id17" draw:start-glue-point="8" draw:end-shape="id18" draw:end-glue-point="0" svg:d="m7031 7185v323" svg:viewBox="0 0 1 324">
          <text:p/>
        </draw:connector>
        <draw:connector draw:style-name="gr3" draw:text-style-name="P1" draw:layer="layout" draw:type="line" svg:x1="7.031cm" svg:y1="3.897cm" svg:x2="13.233cm" svg:y2="4.2cm" draw:start-shape="id14" draw:start-glue-point="8" draw:end-shape="id20" draw:end-glue-point="0" svg:d="m7031 3897 6202 303" svg:viewBox="0 0 6203 304">
          <text:p/>
        </draw:connector>
        <draw:custom-shape draw:style-name="gr1" draw:text-style-name="P2" xml:id="id26" draw:id="id26" draw:layer="layout" svg:width="1.779cm" svg:height="1.779cm" svg:x="6.142cm" svg:y="11.9cm">
          <text:p text:style-name="P1"><text:span text:style-name="T1">lv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1" draw:id="id31" draw:layer="layout" svg:width="1.779cm" svg:height="1.779cm" svg:x="8.344cm" svg:y="14.5cm">
          <text:p text:style-name="P1"><text:span text:style-name="T1">cls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8" draw:id="id28" draw:layer="layout" svg:width="2.466cm" svg:height="0.48cm" svg:x="14.659cm" svg:y="6.3cm">
          <text:p><text:span text:style-name="T2">chnlRjcte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3" draw:id="id13" draw:layer="layout" svg:width="2.466cm" svg:height="0.48cm" svg:x="2.984cm" svg:y="6.061cm">
          <text:p><text:span text:style-name="T1">chnlJoinFaile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6.142cm" svg:y1="6.295cm" svg:x2="5.45cm" svg:y2="6.301cm" draw:start-shape="id17" draw:start-glue-point="6" draw:end-shape="id13" draw:end-glue-point="1" svg:d="m6142 6295c-519 0-173 6-692 6" svg:viewBox="0 0 693 7">
          <text:p/>
        </draw:connector>
        <draw:connector draw:style-name="gr2" draw:text-style-name="P1" draw:layer="layout" draw:type="curve" draw:line-skew="-0.916cm" svg:x1="17.125cm" svg:y1="6.04cm" svg:x2="7.661cm" svg:y2="2.378cm" draw:start-shape="id24" draw:start-glue-point="1" draw:end-shape="id14" draw:end-glue-point="11" svg:d="m17125 6040c-621 0 4111-3662-9464-3662" svg:viewBox="0 0 9778 3663">
          <text:p/>
        </draw:connector>
        <draw:custom-shape draw:style-name="gr1" draw:text-style-name="P2" xml:id="id24" draw:id="id24" draw:layer="layout" svg:width="2.466cm" svg:height="0.48cm" svg:x="14.659cm" svg:y="5.8cm">
          <text:p><text:span text:style-name="T1">chnlRjctFaile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4.123cm" svg:y1="6.295cm" svg:x2="14.659cm" svg:y2="6.04cm" draw:start-shape="id21" draw:start-glue-point="10" draw:end-shape="id24" draw:end-glue-point="3" svg:d="m14123 6295c402 0 134-255 536-255" svg:viewBox="0 0 537 256">
          <text:p/>
        </draw:connector>
        <draw:custom-shape draw:style-name="gr1" draw:text-style-name="P2" xml:id="id25" draw:id="id25" draw:layer="layout" svg:width="2.466cm" svg:height="0.48cm" svg:x="5.798cm" svg:y="10.802cm">
          <text:p text:style-name="P1"><text:span text:style-name="T2">lvChnl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7.031cm" svg:y1="11.282cm" svg:x2="7.031cm" svg:y2="11.9cm" draw:start-shape="id25" draw:start-glue-point="2" draw:end-shape="id26" draw:end-glue-point="4" svg:d="m7031 11282v618" svg:viewBox="0 0 1 619">
          <text:p/>
        </draw:connector>
        <draw:connector draw:style-name="gr3" draw:text-style-name="P1" draw:layer="layout" draw:type="line" svg:x1="7.031cm" svg:y1="10.485cm" svg:x2="7.031cm" svg:y2="10.802cm" draw:start-shape="id19" draw:start-glue-point="8" draw:end-shape="id25" draw:end-glue-point="0" svg:d="m7031 10485v317" svg:viewBox="0 0 1 318">
          <text:p/>
        </draw:connector>
        <draw:custom-shape draw:style-name="gr1" draw:text-style-name="P2" xml:id="id29" draw:id="id29" draw:layer="layout" svg:width="2.466cm" svg:height="0.48cm" svg:x="2.984cm" svg:y="12.82cm">
          <text:p text:style-name="P1"><text:span text:style-name="T2">chnlLft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7" draw:id="id27" draw:layer="layout" svg:width="2.466cm" svg:height="0.48cm" svg:x="2.984cm" svg:y="12.3cm">
          <text:p><text:span text:style-name="T1">chnlLvFaile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6.142cm" svg:y1="12.789cm" svg:x2="5.45cm" svg:y2="12.54cm" draw:start-shape="id26" draw:start-glue-point="6" draw:end-shape="id27" draw:end-glue-point="1" svg:d="m6142 12789c-519 0-173-249-692-249" svg:viewBox="0 0 693 250">
          <text:p/>
        </draw:connector>
        <draw:connector draw:style-name="gr2" draw:text-style-name="P1" draw:layer="layout" draw:type="curve" draw:line-skew="-0.671cm" svg:x1="2.984cm" svg:y1="12.54cm" svg:x2="6.402cm" svg:y2="2.378cm" draw:start-shape="id27" draw:start-glue-point="3" draw:end-shape="id14" draw:end-glue-point="5" svg:d="m2984 12540c-1758 0-3467-10162 3418-10162" svg:viewBox="0 0 4984 10163">
          <text:p/>
        </draw:connector>
        <draw:connector draw:style-name="gr3" draw:text-style-name="P1" draw:layer="layout" draw:type="curve" svg:x1="14.123cm" svg:y1="6.295cm" svg:x2="14.659cm" svg:y2="6.54cm" draw:start-shape="id21" draw:start-glue-point="10" draw:end-shape="id28" draw:end-glue-point="3" svg:d="m14123 6295c402 0 134 245 536 245" svg:viewBox="0 0 537 246">
          <text:p/>
        </draw:connector>
        <draw:connector draw:style-name="gr2" draw:text-style-name="P1" draw:layer="layout" draw:type="curve" draw:line-skew="-0.544cm" svg:x1="17.125cm" svg:y1="6.54cm" svg:x2="7.661cm" svg:y2="2.378cm" draw:start-shape="id28" draw:start-glue-point="1" draw:end-shape="id14" draw:end-glue-point="11" svg:d="m17125 6540c-63 0 4669-4162-9464-4162" svg:viewBox="0 0 10177 4163">
          <text:p/>
        </draw:connector>
        <draw:connector draw:style-name="gr2" draw:text-style-name="P1" draw:layer="layout" draw:type="curve" draw:line-skew="-0.958cm" svg:x1="2.984cm" svg:y1="13.06cm" svg:x2="6.402cm" svg:y2="2.378cm" draw:start-shape="id29" draw:start-glue-point="3" draw:end-shape="id14" draw:end-glue-point="5" svg:d="m2984 13060c-2188 0-3897-10682 3418-10682" svg:viewBox="0 0 5303 10683">
          <text:p/>
        </draw:connector>
        <draw:connector draw:style-name="gr3" draw:text-style-name="P1" draw:layer="layout" draw:type="curve" svg:x1="6.142cm" svg:y1="12.789cm" svg:x2="5.45cm" svg:y2="13.06cm" draw:start-shape="id26" draw:start-glue-point="6" draw:end-shape="id29" draw:end-glue-point="1" svg:d="m6142 12789c-519 0-173 271-692 271" svg:viewBox="0 0 693 272">
          <text:p/>
        </draw:connector>
        <draw:custom-shape draw:style-name="gr1" draw:text-style-name="P2" xml:id="id30" draw:id="id30" draw:layer="layout" svg:width="2.466cm" svg:height="0.48cm" svg:x="8cm" svg:y="13.42cm">
          <text:p text:style-name="P1"><text:span text:style-name="T1">chnlClse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7.921cm" svg:y1="3.007cm" svg:x2="9.233cm" svg:y2="13.42cm" draw:start-shape="id14" draw:start-glue-point="10" draw:end-shape="id30" draw:end-glue-point="0" svg:d="m7921 3007c875 0 1312 3471 1312 10413" svg:viewBox="0 0 1313 10414">
          <text:p/>
        </draw:connector>
        <draw:connector draw:style-name="gr3" draw:text-style-name="P1" draw:layer="layout" draw:type="curve" svg:x1="7.921cm" svg:y1="6.295cm" svg:x2="9.233cm" svg:y2="13.42cm" draw:start-shape="id17" draw:start-glue-point="10" draw:end-shape="id30" draw:end-glue-point="0" svg:d="m7921 6295c875 0 1312 2375 1312 7125" svg:viewBox="0 0 1313 7126">
          <text:p/>
        </draw:connector>
        <draw:connector draw:style-name="gr3" draw:text-style-name="P1" draw:layer="layout" draw:type="curve" svg:x1="7.921cm" svg:y1="9.595cm" svg:x2="9.233cm" svg:y2="13.42cm" draw:start-shape="id19" draw:start-glue-point="10" draw:end-shape="id30" draw:end-glue-point="0" svg:d="m7921 9595c875 0 1312 1275 1312 3825" svg:viewBox="0 0 1313 3826">
          <text:p/>
        </draw:connector>
        <draw:connector draw:style-name="gr3" draw:text-style-name="P1" draw:layer="layout" draw:type="curve" svg:x1="7.921cm" svg:y1="12.789cm" svg:x2="9.233cm" svg:y2="13.42cm" draw:start-shape="id26" draw:start-glue-point="10" draw:end-shape="id30" draw:end-glue-point="0" svg:d="m7921 12789c875 0 1312 210 1312 631" svg:viewBox="0 0 1313 632">
          <text:p/>
        </draw:connector>
        <draw:connector draw:style-name="gr3" draw:text-style-name="P1" draw:layer="layout" draw:type="curve" svg:x1="12.344cm" svg:y1="6.295cm" svg:x2="9.233cm" svg:y2="13.42cm" draw:start-shape="id21" draw:start-glue-point="6" draw:end-shape="id30" draw:end-glue-point="0" svg:d="m12344 6295c-2074 0-3111 2375-3111 7125" svg:viewBox="0 0 3112 7126">
          <text:p/>
        </draw:connector>
        <draw:connector draw:style-name="gr2" draw:text-style-name="P1" draw:layer="layout" draw:type="line" svg:x1="9.233cm" svg:y1="13.9cm" svg:x2="9.233cm" svg:y2="14.5cm" draw:start-shape="id30" draw:start-glue-point="2" draw:end-shape="id31" draw:end-glue-point="4" svg:d="m9233 13900v600" svg:viewBox="0 0 1 601">
          <text:p/>
        </draw:connector>
        <draw:connector draw:style-name="gr5" draw:text-style-name="P1" draw:layer="layout" draw:type="curve" svg:x1="12.344cm" svg:y1="6.295cm" svg:x2="11.833cm" svg:y2="12.6cm" draw:start-shape="id21" draw:start-glue-point="6" draw:end-shape="id22" draw:end-glue-point="0" svg:d="m12344 6295c-341 0-511 2101-511 6305" svg:viewBox="0 0 512 6306">
          <text:p/>
        </draw:connector>
        <draw:connector draw:style-name="gr5" draw:text-style-name="P1" draw:layer="layout" draw:type="curve" svg:x1="7.921cm" svg:y1="3.007cm" svg:x2="11.833cm" svg:y2="12.6cm" draw:start-shape="id14" draw:start-glue-point="10" draw:end-shape="id22" draw:end-glue-point="0" svg:d="m7921 3007c2608 0 3912 3197 3912 9593" svg:viewBox="0 0 3913 9594">
          <text:p/>
        </draw:connector>
        <draw:connector draw:style-name="gr5" draw:text-style-name="P1" draw:layer="layout" draw:type="curve" svg:x1="7.921cm" svg:y1="6.295cm" svg:x2="11.833cm" svg:y2="12.6cm" draw:start-shape="id17" draw:start-glue-point="10" draw:end-shape="id22" draw:end-glue-point="0" svg:d="m7921 6295c2608 0 3912 2101 3912 6305" svg:viewBox="0 0 3913 6306">
          <text:p/>
        </draw:connector>
        <draw:connector draw:style-name="gr5" draw:text-style-name="P1" draw:layer="layout" draw:type="curve" svg:x1="7.921cm" svg:y1="9.595cm" svg:x2="11.833cm" svg:y2="12.6cm" draw:start-shape="id19" draw:start-glue-point="10" draw:end-shape="id22" draw:end-glue-point="0" svg:d="m7921 9595c2608 0 3912 1001 3912 3005" svg:viewBox="0 0 3913 3006">
          <text:p/>
        </draw:connector>
        <draw:connector draw:style-name="gr6" draw:text-style-name="P1" draw:layer="layout" draw:type="curve" svg:x1="7.921cm" svg:y1="12.789cm" svg:x2="11.833cm" svg:y2="12.6cm" draw:start-shape="id26" draw:start-glue-point="10" draw:end-shape="id22" draw:end-glue-point="0" svg:d="m7921 12789c2010 0 1675-345 2150-580s1762-360 1762 391" svg:viewBox="0 0 3913 76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Presenter Session State Transition Diagram</svg:title>
      </draw:layer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08T07:38:29.88</meta:creation-date>
    <dc:date>2013-05-12T15:32:26.33</dc:date>
    <meta:editing-duration>PT1H55M35S</meta:editing-duration>
    <meta:editing-cycles>18</meta:editing-cycles>
    <meta:generator>LibreOffice/4.0.0.3$Windows_x86 LibreOffice_project/7545bee9c2a0782548772a21bc84a9dcc583b89</meta:generator>
    <meta:document-statistic meta:object-count="78"/>
  </office:meta>
</office:document-meta>
</file>